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205" officeooo:paragraph-rsid="0007d205"/>
    </style:style>
    <style:style style:name="T1" style:family="text">
      <style:text-properties style:text-position="super 80%"/>
    </style:style>
    <style:style style:name="T2" style:family="text">
      <style:text-properties style:text-position="sub 58%"/>
    </style:style>
    <style:style style:name="T3" style:family="text">
      <style:text-properties officeooo:rsid="00091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<text:span text:style-name="T1">superscript</text:span> text.</text:p>
      <text:p text:style-name="P1">And som<text:span text:style-name="T3">e</text:span> <text:span text:style-name="T2">subscript</text:span>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5.971000000</meta:creation-date>
    <dc:date>2017-10-29T21:40:13.824000000</dc:date>
    <meta:editing-duration>PT57S</meta:editing-duration>
    <meta:editing-cycles>2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2" meta:word-count="7" meta:character-count="46" meta:non-whitespace-character-count="41"/>
  </office:meta>
</office:document-meta>
</file>